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cm" fo:min-width="2.75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812cm" fo:min-width="2.33cm"/>
      <style:paragraph-properties style:writing-mode="lr-tb"/>
    </style:style>
    <style:style style:name="gr3" style:family="graphic" style:parent-style-name="objectwithoutfill">
      <style:graphic-properties svg:stroke-color="#000000" draw:fill="none" draw:fill-color="#cccccc" draw:textarea-vertical-align="middle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.164cm" fo:min-width="3.036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164cm" fo:min-width="1.798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48cm" fo:min-width="2.174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.25cm" fo:min-width="4.25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634cm" fo:min-width="2.682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1.164cm" fo:min-width="2.86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1.638cm" fo:min-width="2.016cm"/>
      <style:paragraph-properties style:writing-mode="lr-tb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3.5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988cm" fo:min-width="2.33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1.342cm" fo:min-width="1.976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518cm" fo:min-width="2.33cm"/>
      <style:paragraph-properties style:writing-mode="lr-tb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1.518cm" fo:min-width="2.682cm"/>
      <style:paragraph-properties style:writing-mode="lr-tb"/>
    </style:style>
    <style:style style:name="gr16" style:family="graphic" style:parent-style-name="standard">
      <style:graphic-properties svg:stroke-color="#000000" draw:fill-color="#cccccc" draw:textarea-horizontal-align="justify" draw:textarea-vertical-align="middle" draw:auto-grow-height="false" fo:min-height="1.518cm" fo:min-width="2.152cm"/>
      <style:paragraph-properties style:writing-mode="lr-tb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1.5cm" fo:min-width="3.5cm"/>
      <style:paragraph-properties style:writing-mode="lr-tb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1.952cm" fo:min-width="2.174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cccccc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4" style:family="paragraph">
      <loext:graphic-properties draw:fill-color="#cccccc"/>
      <style:paragraph-properties fo:text-align="center"/>
      <style:text-properties fo:font-size="18pt" style:text-underline-style="solid" style:text-underline-width="auto" style:text-underline-color="font-color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-color="#cccccc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3.25cm" svg:height="1.25cm" svg:x="6.248cm" svg:y="5.749cm">
          <text:p text:style-name="P1">Client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749cm" svg:y="7.999cm">
          <text:p text:style-name="P3"><text:span text:style-name="T1">id_ cli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7.499cm" svg:y1="6.999cm" svg:x2="5.499cm" svg:y2="7.999cm">
          <text:p/>
        </draw:line>
        <draw:line draw:style-name="gr3" draw:text-style-name="P5" draw:layer="layout" svg:x1="8.249cm" svg:y1="6.999cm" svg:x2="8.499cm" svg:y2="8.499cm">
          <text:p/>
        </draw:line>
        <draw:custom-shape draw:style-name="gr4" draw:text-style-name="P2" draw:layer="layout" svg:width="5cm" svg:height="2cm" svg:x="6.499cm" svg:y="8.499cm">
          <text:p text:style-name="P1">nombre_client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5" draw:layer="layout" svg:x1="9.499cm" svg:y1="6.999cm" svg:x2="11.999cm" svg:y2="8.499cm">
          <text:p/>
        </draw:line>
        <draw:custom-shape draw:style-name="gr5" draw:text-style-name="P2" draw:layer="layout" svg:width="3.25cm" svg:height="2cm" svg:x="11.998cm" svg:y="7.749cm">
          <text:p text:style-name="P1">telefono_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499cm" svg:y1="5.999cm" svg:x2="15.499cm" svg:y2="5.999cm">
          <text:p/>
        </draw:line>
        <draw:custom-shape draw:style-name="gr6" draw:text-style-name="P2" draw:layer="layout" svg:width="4.25cm" svg:height="2.75cm" svg:x="15.249cm" svg:y="4.999cm">
          <text:p text:style-name="P1">Historial de compra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2" draw:layer="layout" svg:width="4.75cm" svg:height="1.5cm" svg:x="4.749cm" svg:y="14.498cm">
          <text:p text:style-name="P1">Proovedores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749cm" svg:y1="15.999cm" svg:x2="3.999cm" svg:y2="17.249cm">
          <text:p/>
        </draw:line>
        <draw:custom-shape draw:style-name="gr8" draw:text-style-name="P2" draw:layer="layout" svg:width="4.5cm" svg:height="1.25cm" svg:x="1.499cm" svg:y="16.999cm">
          <text:p text:style-name="P1">id_proove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6.999cm" svg:y1="15.999cm" svg:x2="7.249cm" svg:y2="17.249cm">
          <text:p/>
        </draw:line>
        <draw:custom-shape draw:style-name="gr9" draw:text-style-name="P2" draw:layer="layout" svg:width="4.75cm" svg:height="2cm" svg:x="6.248cm" svg:y="16.999cm">
          <text:p text:style-name="P1">nombre_proove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9.499cm" svg:y1="15.749cm" svg:x2="12.249cm" svg:y2="16.499cm">
          <text:p/>
        </draw:line>
        <draw:custom-shape draw:style-name="gr10" draw:text-style-name="P4" draw:layer="layout" svg:width="4cm" svg:height="3cm" svg:x="11.998cm" svg:y="15.499cm">
          <text:p text:style-name="P3"><text:span text:style-name="T1">bicicleta_proove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5" draw:layer="layout" svg:x1="19.5cm" svg:y1="6.25cm" svg:x2="25.25cm" svg:y2="6.25cm">
          <text:p/>
        </draw:line>
        <draw:custom-shape draw:style-name="gr7" draw:text-style-name="P7" draw:layer="layout" svg:width="4.75cm" svg:height="1.5cm" svg:x="25.25cm" svg:y="5.5cm">
          <text:p text:style-name="P6">Ventas y compras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7.5cm" svg:y1="7cm" svg:x2="27.5cm" svg:y2="9.25cm">
          <text:p/>
        </draw:line>
        <draw:custom-shape draw:style-name="gr9" draw:text-style-name="P9" draw:layer="layout" svg:width="4.75cm" svg:height="2cm" svg:x="25.25cm" svg:y="9.25cm">
          <text:p text:style-name="P8"><text:span text:style-name="T1">fecha_ve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6cm" svg:y1="17cm" svg:x2="22.75cm" svg:y2="17cm">
          <text:p/>
        </draw:line>
        <draw:custom-shape draw:style-name="gr11" draw:text-style-name="P7" draw:layer="layout" svg:width="4cm" svg:height="2cm" svg:x="22.5cm" svg:y="16cm">
          <text:p text:style-name="P6">Inventarios y repuestos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4.5cm" svg:y1="18cm" svg:x2="21cm" svg:y2="19.75cm">
          <text:p/>
        </draw:line>
        <draw:custom-shape draw:style-name="gr12" draw:text-style-name="P7" draw:layer="layout" svg:width="4cm" svg:height="1.75cm" svg:x="18.75cm" svg:y="19.75cm">
          <text:p text:style-name="P6">marca_bicicle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4.5cm" svg:y1="18cm" svg:x2="24.5cm" svg:y2="20.5cm">
          <text:p/>
        </draw:line>
        <draw:custom-shape draw:style-name="gr12" draw:text-style-name="P7" draw:layer="layout" svg:width="4cm" svg:height="1.75cm" svg:x="22.75cm" svg:y="20.25cm">
          <text:p text:style-name="P6">fecha_lleg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5.75cm" svg:y1="18cm" svg:x2="30cm" svg:y2="21cm">
          <text:p/>
        </draw:line>
        <draw:custom-shape draw:style-name="gr13" draw:text-style-name="P7" draw:layer="layout" svg:width="3.5cm" svg:height="2.25cm" svg:x="29.75cm" svg:y="20cm">
          <text:p text:style-name="P6">stock_llant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6.5cm" svg:y1="17.5cm" svg:x2="33cm" svg:y2="17.75cm">
          <text:p/>
        </draw:line>
        <draw:custom-shape draw:style-name="gr14" draw:text-style-name="P7" draw:layer="layout" svg:width="4cm" svg:height="2.5cm" svg:x="33cm" svg:y="16.5cm">
          <text:p text:style-name="P6">repuestos_bicicle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7cm" svg:y1="5.5cm" svg:x2="22.75cm" svg:y2="2.75cm">
          <text:p/>
        </draw:line>
        <draw:line draw:style-name="gr3" draw:text-style-name="P5" draw:layer="layout" svg:x1="8.5cm" svg:y1="5.75cm" svg:x2="19.5cm" svg:y2="2.5cm">
          <text:p/>
        </draw:line>
        <draw:line draw:style-name="gr3" draw:text-style-name="P5" draw:layer="layout" svg:x1="23cm" svg:y1="2.5cm" svg:x2="30.5cm" svg:y2="2.5cm">
          <text:p/>
        </draw:line>
        <draw:custom-shape draw:style-name="gr15" draw:text-style-name="P7" draw:layer="layout" svg:width="4.5cm" svg:height="2.5cm" svg:x="30.5cm" svg:y="1.5cm">
          <text:p text:style-name="P6">fecha_venta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22.75cm" svg:y1="2.5cm" svg:x2="33cm" svg:y2="5.25cm">
          <text:p/>
        </draw:line>
        <draw:custom-shape draw:style-name="gr16" draw:text-style-name="P7" draw:layer="layout" svg:width="3.75cm" svg:height="2.5cm" svg:x="33cm" svg:y="4.25cm">
          <text:p text:style-name="P6">id_clientes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4cm" svg:height="1.75cm" svg:x="19cm" svg:y="1.75cm">
          <text:p text:style-name="P6">fue_vendida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6.25cm" svg:y1="18cm" svg:x2="37.75cm" svg:y2="19.75cm">
          <text:p/>
        </draw:line>
        <draw:custom-shape draw:style-name="gr18" draw:text-style-name="P9" draw:layer="layout" svg:width="4.25cm" svg:height="3.5cm" svg:x="37.75cm" svg:y="18cm">
          <text:p text:style-name="P8"><text:span text:style-name="T1">precio_product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5" draw:layer="layout" svg:x1="14cm" svg:y1="15.5cm" svg:x2="25.25cm" svg:y2="6.25cm">
          <text:p/>
        </draw:line>
        <draw:line draw:style-name="gr3" draw:text-style-name="P5" draw:layer="layout" svg:x1="38.75cm" svg:y1="18cm" svg:x2="28.75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1T14:22:32.061863226</meta:creation-date>
    <dc:date>2025-07-11T15:11:56.773606592</dc:date>
    <meta:editing-duration>PT16M54S</meta:editing-duration>
    <meta:editing-cycles>1</meta:editing-cycles>
    <meta:document-statistic meta:object-count="41"/>
    <meta:generator>LibreOffice/7.3.7.2$Linux_X86_64 LibreOffice_project/30$Build-2</meta:generator>
  </office:meta>
</office:document-meta>
</file>